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638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2.912cm" fo:break-before="auto" style:use-optimal-row-height="false"/>
    </style:style>
    <style:style style:name="ro6" style:family="table-row">
      <style:table-row-properties style:row-height="1.824cm" fo:break-before="auto" style:use-optimal-row-height="fals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0" office:value-type="string" calcext:value-type="string">
            <text:p>Requisito previsto inicialmente, mas realizado apenas PARCIALMENTE. FALTA RANKING, OPÇÕES E FASES.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table:style-name="ce16" office:value-type="string" calcext:value-type="string">
            <text:p>Requisito previsto inicialmente, mas realizado apenas PARCIALMENTE – faltou ainda o segundo jogador. 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table:style-name="ce16" office:value-type="string" calcext:value-type="string">
            <text:p>Requisito previsto inicialmente, mas realizado apenas PARCIALMENTE – falta ainda representação gráfica e sistema de combate vide projetil.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table:style-name="ce16" office:value-type="string" calcext:value-type="string">
            <text:p>Requisito previsto inicialmente, mas realizado apenas PARCIALMENTE – falta ainda mais dois tipos e representação.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1"/>
        </table:table-row>
        <table:table-row table:style-name="ro4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1"/>
          <table:table-cell table:style-name="ce18" office:value-type="string" calcext:value-type="string">
            <text:p>10% (10 por cent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5:01:46.5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6T15:03:54.383000000</dc:date>
    <meta:editing-duration>PT1H13M18S</meta:editing-duration>
    <meta:editing-cycles>6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